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000000" draw:marker-start-width="0.3cm" draw:marker-start-center="false" draw:marker-end-width="0.3cm" draw:marker-end-center="false" draw:fill="none" draw:fill-color="#ffffff" fo:min-height="0.747cm" draw:shadow="hidden" draw:shadow-offset-x="0.3cm" draw:shadow-offset-y="0.3cm" draw:shadow-color="#808080"/>
    </style:style>
    <style:style style:name="gr2" style:family="graphic" style:parent-style-name="standard">
      <style:graphic-properties draw:stroke="none" svg:stroke-width="0cm" svg:stroke-color="#000000" draw:marker-start-width="0.3cm" draw:marker-start-center="false" draw:marker-end-width="0.3cm" draw:marker-end-center="false" draw:fill="none" draw:fill-color="#ffffff" fo:min-height="0.374cm" draw:shadow="hidden" draw:shadow-offset-x="0.3cm" draw:shadow-offset-y="0.3cm" draw:shadow-color="#808080"/>
    </style:style>
    <style:style style:name="gr3" style:family="graphic" style:parent-style-name="standard">
      <style:graphic-properties draw:stroke="none" svg:stroke-width="0cm" svg:stroke-color="#000000" draw:marker-start-width="0.3cm" draw:marker-start-center="false" draw:marker-end-width="0.3cm" draw:marker-end-center="false" draw:fill="none" draw:fill-color="#ffffff" fo:min-height="0.292cm" draw:shadow="hidden" draw:shadow-offset-x="0.3cm" draw:shadow-offset-y="0.3cm" draw:shadow-color="#808080"/>
    </style:style>
    <style:style style:name="gr4" style:family="graphic" style:parent-style-name="standard">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5" style:family="graphic" style:parent-style-name="standard">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4"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1.417cm" svg:height="0.997cm" draw:transform="rotate (-1.16657807203301) translate (11.889cm 14.247cm)">
            <draw:text-box>
              <text:p text:style-name="P1"><text:span text:style-name="T1">4 cm</text:span></text:p>
            </draw:text-box>
          </draw:frame>
          <draw:frame draw:style-name="gr2" draw:text-style-name="P2" draw:layer="layout" svg:width="0.348cm" svg:height="0.624cm" svg:x="9.541cm" svg:y="14.531cm">
            <draw:text-box>
              <text:p text:style-name="P1"><text:span text:style-name="T1">P</text:span></text:p>
            </draw:text-box>
          </draw:frame>
          <draw:frame draw:style-name="gr2" draw:text-style-name="P2" draw:layer="layout" svg:width="0.348cm" svg:height="0.624cm" svg:x="12.063cm" svg:y="16.383cm">
            <draw:text-box>
              <text:p text:style-name="P1"><text:span text:style-name="T1">S</text:span></text:p>
            </draw:text-box>
          </draw:frame>
          <draw:frame draw:style-name="gr3" draw:text-style-name="P2" draw:layer="layout" svg:width="1.301cm" svg:height="0.624cm" draw:transform="rotate (-0.336499479784506) translate (10.63cm 13.699cm)">
            <draw:text-box>
              <text:p text:style-name="P1"><text:span text:style-name="T1">75°</text:span></text:p>
            </draw:text-box>
          </draw:frame>
          <draw:frame draw:style-name="gr2" draw:text-style-name="P2" draw:layer="layout" svg:width="0.346cm" svg:height="0.624cm" svg:x="10.903cm" svg:y="13.168cm">
            <draw:text-box>
              <text:p text:style-name="P1"><text:span text:style-name="T1">N</text:span></text:p>
            </draw:text-box>
          </draw:frame>
          <draw:line draw:style-name="gr4" draw:text-style-name="P3" draw:layer="layout" svg:x1="10.517cm" svg:y1="14.266cm" svg:x2="10.371cm" svg:y2="14.139cm">
            <text:p/>
          </draw:line>
          <draw:line draw:style-name="gr4" draw:text-style-name="P3" draw:layer="layout" svg:x1="10.491cm" svg:y1="14.303cm" svg:x2="10.318cm" svg:y2="14.192cm">
            <text:p/>
          </draw:line>
          <draw:line draw:style-name="gr4" draw:text-style-name="P3" draw:layer="layout" svg:x1="11.649cm" svg:y1="15.012cm" svg:x2="11.458cm" svg:y2="15.017cm">
            <text:p/>
          </draw:line>
          <draw:line draw:style-name="gr4" draw:text-style-name="P3" draw:layer="layout" svg:x1="11.657cm" svg:y1="15.067cm" svg:x2="11.444cm" svg:y2="15.095cm">
            <text:p/>
          </draw:line>
          <draw:path draw:style-name="gr5" draw:text-style-name="P4" draw:layer="layout" svg:width="1.294cm" svg:height="2.865cm" draw:transform="skewX (0.000698131700797696) rotate (-2.40628543972458) translate (13.0539861110919cm 15.7848055555308cm)" svg:viewBox="0 0 1295 2866" svg:d="M0 2866c12-95 32-185 71-277s35-197 112-268 136-194 209-278c63-76 74-180 111-276s95-179 162-271 187-145 162-272c-17-100 58-174 64-273 16-122 137-152 192-265 49-97 51-190 111-275s0-187 55-273l26-90 20-48">
            <text:p/>
          </draw:path>
          <draw:path draw:style-name="gr5" draw:text-style-name="P4" draw:layer="layout" svg:width="0.191cm" svg:height="0.264cm" draw:transform="rotate (-2.40872890067737) translate (11.246cm 13.8802777777778cm)" svg:viewBox="0 0 192 265" svg:d="M0 0c108 25 173 129 192 240l-1 25">
            <text:p/>
          </draw:path>
          <draw:path draw:style-name="gr5" draw:text-style-name="P4" draw:layer="layout" svg:width="1.25cm" svg:height="1.176cm" svg:x="9.888cm" svg:y="13.647cm" svg:viewBox="0 0 1251 1177" svg:d="M1251 0c-149 0-117 166-239 201-105 30-204 90-273 173-78 92-164 155-256 219s-185 143-227 247-127 188-201 273l-55 64">
            <text:p/>
          </draw:path>
          <draw:path draw:style-name="gr5" draw:text-style-name="P4" draw:layer="layout" svg:width="2.207cm" svg:height="1.832cm" svg:x="9.897cm" svg:y="14.831cm" svg:viewBox="0 0 2208 1833" svg:d="M0 0c85 85 183 155 273 236s175 161 274 228 173 164 275 238c90 67 138 191 228 265 97 81 157 194 264 264 99 65 173 154 274 228 89 69 176 109 273 155 104 49 141 196 275 173l72 46">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2:54:52.429040150</meta:creation-date>
    <dc:date>2018-02-27T14:38:47.395400669</dc:date>
    <meta:editing-duration>PT1M25S</meta:editing-duration>
    <meta:editing-cycles>2</meta:editing-cycles>
    <meta:generator>LibreOffice/6.0.0.3$MacOSX_X86_64 LibreOffice_project/64a0f66915f38c6217de274f0aa8e15618924765</meta:generator>
    <meta:document-statistic meta:object-count="14"/>
  </office:meta>
</office:document-meta>
</file>